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E0000003575739F01FAEFA99E.png" manifest:media-type="image/png"/>
  <manifest:file-entry manifest:full-path="Pictures/100000000000003B0000003B83B186537EADC602.png" manifest:media-type="image/png"/>
  <manifest:file-entry manifest:full-path="Pictures/1000000000000040000000352B2D19E919CE5C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JP Regular" svg:font-family="'Noto Sans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1.895cm" fo:min-width="1.234cm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95cm" svg:y1="1.825cm" svg:x2="5.435cm" svg:y2="1.787cm">
          <text:p/>
        </draw:line>
        <draw:line draw:style-name="gr1" draw:text-style-name="P1" draw:layer="layout" svg:x1="0.995cm" svg:y1="0.707cm" svg:x2="5.435cm" svg:y2="0.669cm">
          <text:p/>
        </draw:line>
        <draw:frame draw:style-name="gr2" draw:text-style-name="P2" draw:layer="layout" svg:width="0.377cm" svg:height="0.312cm" svg:x="0.496cm" svg:y="0.532cm">
          <draw:image xlink:href="Pictures/1000000000000040000000352B2D19E919CE5C48.png" xlink:type="simple" xlink:show="embed" xlink:actuate="onLoad" draw:mime-type="image/png">
            <text:p/>
          </draw:image>
          <svg:title>TexMaths</svg:title>
          <svg:desc>14§display§q_0§png§600§FALSE§</svg:desc>
        </draw:frame>
        <draw:custom-shape draw:style-name="gr3" draw:text-style-name="P3" draw:layer="layout" svg:width="1.768cm" svg:height="2.179cm" svg:x="2.318cm" svg:y="0.18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347cm" svg:height="0.347cm" svg:x="3.033cm" svg:y="1.1cm">
          <draw:image xlink:href="Pictures/100000000000003B0000003B83B186537EADC602.png" xlink:type="simple" xlink:show="embed" xlink:actuate="onLoad" draw:mime-type="image/png">
            <text:p/>
          </draw:image>
          <svg:title>TexMaths</svg:title>
          <svg:desc>14§display§U§png§600§FALSE§</svg:desc>
        </draw:frame>
        <draw:frame draw:style-name="gr2" draw:text-style-name="P2" draw:layer="layout" svg:width="0.364cm" svg:height="0.312cm" svg:x="0.496cm" svg:y="1.65cm">
          <draw:image xlink:href="Pictures/100000000000003E0000003575739F01FAEFA99E.png" xlink:type="simple" xlink:show="embed" xlink:actuate="onLoad" draw:mime-type="image/png">
            <text:p/>
          </draw:image>
          <svg:title>TexMaths</svg:title>
          <svg:desc>14§display§q_1§png§600§FALS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JP Regular" svg:font-family="'Noto Sans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3:18:04.385082901</meta:creation-date>
    <dc:date>2022-04-21T20:20:53.815471488</dc:date>
    <meta:editing-duration>PT8M38S</meta:editing-duration>
    <meta:editing-cycles>3</meta:editing-cycles>
    <meta:generator>LibreOffice/7.2.5.1$Linux_X86_64 LibreOffice_project/20$Build-1</meta:generator>
    <meta:document-statistic meta:object-count="6"/>
  </office:meta>
</office:document-meta>
</file>